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46.16mm" svg:y="1mm">
            <loext:p draw:notify-on-update-of-ranges="Tabelle1.A1:Tabelle1.A30 Tabelle1.B1:Tabelle1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7.39mm" svg:y="97.72mm">
            <loext:p draw:notify-on-update-of-ranges="Tabelle1.A1:Tabelle1.A30 Tabelle1.B1:Tabelle1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09:23:05.144000000</meta:creation-date>
    <dc:date>2020-05-29T09:28:53.027000000</dc:date>
    <meta:editing-duration>PT5M47S</meta:editing-duration>
    <meta:editing-cycles>2</meta:editing-cycles>
    <meta:generator>LibreOffice/5.2.6.2$Windows_x86 LibreOffice_project/a3100ed2409ebf1c212f5048fbe377c281438fdc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54cm" svg:y="4.198cm" style:legend-expansion="high" chart:style-name="ch2"/>
        <chart:plot-area chart:style-name="ch3" table:cell-range-address="Tabelle1.A1:Tabelle1.B30" chart:data-source-has-labels="column" svg:x="0.32cm" svg:y="0.18cm" svg:width="13.314cm" svg:height="8.64cm">
          <chartooo:coordinate-region svg:x="0.788cm" svg:y="0.18cm" svg:width="12.846cm" svg:height="7.364cm"/>
          <chart:axis chart:dimension="x" chart:name="primary-x" chart:style-name="ch4" chartooo:axis-type="auto">
            <chartooo:date-scale/>
            <chart:categories table:cell-range-address="Tabelle1.A1:Tabelle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:Tabelle1.B30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1:Tabelle1.A30</svg:desc>
                </draw:g>
              </table:table-cell>
              <table:table-cell office:value-type="float" office:value="1">
                <text:p>1</text:p>
                <draw:g>
                  <svg:desc>Tabelle1.B1:Tabelle1.B30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5cm" svg:y="4.198cm" style:legend-expansion="high" chart:style-name="ch2"/>
        <chart:plot-area chart:style-name="ch3" table:cell-range-address="Tabelle1.A1:Tabelle1.B30" chart:data-source-has-labels="column" svg:x="0.32cm" svg:y="0.18cm" svg:width="12.725cm" svg:height="8.64cm">
          <chartooo:coordinate-region svg:x="1.002cm" svg:y="0.18cm" svg:width="12.043cm" svg:height="7.364cm"/>
          <chart:axis chart:dimension="x" chart:name="primary-x" chart:style-name="ch4" chartooo:axis-type="auto">
            <chartooo:date-scale/>
            <chart:categories table:cell-range-address="Tabelle1.A1:Tabelle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1:Tabelle1.B30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1:Tabelle1.A30</svg:desc>
                </draw:g>
              </table:table-cell>
              <table:table-cell office:value-type="float" office:value="1">
                <text:p>1</text:p>
                <draw:g>
                  <svg:desc>Tabelle1.B1:Tabelle1.B30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